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690000001263A08E5A510D3D1E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Helvetica" svg:font-family="Helvetica" style:font-family-generic="swiss"/>
    <style:font-face style:name="Helvetica1" svg:font-family="Helvetica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0.581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r6" style:family="presentation" style:parent-style-name="Default-title">
      <style:graphic-properties fo:min-height="3.473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margin-top="0.499cm" fo:margin-bottom="0cm" fo:text-indent="0cm"/>
    </style:style>
    <style:style style:name="P5" style:family="paragraph">
      <style:paragraph-properties fo:margin-left="0cm" fo:margin-right="0cm" fo:margin-top="0.4cm" fo:margin-bottom="0cm" fo:text-indent="0cm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  <style:text-properties fo:font-size="40pt" style:font-size-asian="40pt" style:font-size-complex="40pt"/>
    </style:style>
    <style:style style:name="P8" style:family="paragraph">
      <loext:graphic-properties draw:fill-color="#ffffff"/>
    </style:style>
    <style:style style:name="P9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0" style:family="paragraph">
      <style:paragraph-properties style:text-autospace="none"/>
    </style:style>
    <style:style style:name="P11" style:family="paragraph">
      <style:paragraph-properties style:writing-mode="lr-tb"/>
      <style:text-properties fo:font-size="36pt" style:font-size-asian="36pt" style:font-size-complex="36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color="#b22222" loext:opacity="100%" fo:font-size="26pt" fo:font-weight="bold" style:font-size-asian="26pt" style:font-weight-asian="bold" style:font-size-complex="26pt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language="en" fo:country="GB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PingFang SC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background-color="#ffff00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30pt" style:font-size-asian="30pt" style:font-size-complex="30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size="32pt" fo:font-weight="bold" style:font-size-asian="32pt" style:font-weight-asian="bold" style:font-size-complex="32pt" style:font-weight-complex="bold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color="#000000" loext:opacity="100%" style:font-name="Helvetica" fo:font-size="36pt" style:font-name-asian="Helvetica" style:font-size-asian="36pt" style:font-name-complex="Helvetica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0.581cm" svg:x="1.4cm" svg:y="2.962cm" presentation:class="subtitle" presentation:user-transformed="true">
          <draw:text-box>
            <text:p><text:span text:style-name="T1">IPsec BEET Mode</text:span></text:p>
            <text:p><text:span text:style-name="T1"><text:s/></text:span><text:span text:style-name="T2">draft-antony-ipsecme-beet-mode</text:span><text:span text:style-name="T1"> <text:s/></text:span></text:p>
            <text:p text:style-name="P1"/>
            <text:p text:style-name="P1">IETF 118, November 2023 </text:p>
            <text:p text:style-name="P1"/>
            <text:p text:style-name="P1">Antony Antony, Steffen Klassert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Goal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header>
                <text:p text:style-name="P4"><text:span text:style-name="T3"/></text:p>
              </text:list-header>
              <text:list-item>
                <text:p text:style-name="P4"><text:span text:style-name="T3">Standardize</text:span><text:span text:style-name="T4"> IPsec BEET Mode with IKEv2</text:span></text:p>
                <text:list>
                  <text:list-item>
                    <text:p text:style-name="P5"><text:span text:style-name="T5">This has been in use for over 10 years</text:span></text:p>
                  </text:list-item>
                  <text:list-item>
                    <text:p><text:span text:style-name="T6">Overlooked RFC 7402 Appendix : BEET defined </text:span></text:p>
                  </text:list-item>
                </text:list>
                <text:p text:style-name="P4"><text:span text:style-name="T4"/></text:p>
                <text:list>
                  <text:list-header>
                    <text:p text:style-name="P5"><text:span text:style-name="T5"/></text:p>
                  </text:list-header>
                </text:list>
                <text:p text:style-name="P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2.629cm" svg:x="1.4cm" svg:y="0.628cm" presentation:class="title" presentation:user-transformed="true">
          <draw:text-box>
            <text:p>History <text:s/>2003 – 2009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IETF <text:a xlink:href="https://datatracker.ietf.org/doc/html/draft-nikander-esp-beet-mode-09" xlink:type="simple">draft-nikander-esp-beet-mode-09</text:a><text:s/>expired!</text:p>
                <text:list>
                  <text:list-item>
                    <text:p>Then HIP working group (not in IPsecME)</text:p>
                  </text:list-item>
                </text:list>
              </text:list-item>
              <text:list-item>
                <text:p>Code was accepted to Linux Kernel</text:p>
                <text:list>
                  <text:list-header>
                    <text:p>Usage increased over time.</text:p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2.629cm" svg:x="1.4cm" svg:y="0.628cm" presentation:class="title">
          <draw:text-box>
            <text:p>2010 - 2015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RFC 7402 defined BEET mode in Appendix B</text:p>
                <text:list>
                  <text:list-item>
                    <text:p>Without IKEv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2.629cm" svg:x="1.4cm" svg:y="0.628cm" presentation:class="title" presentation:user-transformed="true">
          <draw:text-box>
            <text:p text:style-name="P3">Current Use cases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<text:span text:style-name="T7">For End-to-end tunnels BEET saves bytes.</text:span></text:p>
                <text:list>
                  <text:list-item>
                    <text:p text:style-name="P3"><text:span text:style-name="T7">About 20 bytes for IPv4 (without IPv4 options) </text:span></text:p>
                  </text:list-item>
                  <text:list-item>
                    <text:p text:style-name="P3"><text:span text:style-name="T7">40 bytes for IPv6 </text:span></text:p>
                  </text:list-item>
                </text:list>
              </text:list-item>
              <text:list-item>
                <text:p text:style-name="P3"><text:span text:style-name="T7">HIP </text:span><text:span text:style-name="T7"><text:a xlink:href="https://www.rfc-editor.org/rfc/rfc7402.html" xlink:type="simple">RFC 7402</text:a></text:span><text:span text:style-name="T7">, </text:span><text:span text:style-name="T7"><text:a xlink:href="https://www.rfc-editor.org/rfc/rfc5202.html" xlink:type="simple">RFC 5202</text:a></text:span></text:p>
                <text:list>
                  <text:list-item>
                    <text:p text:style-name="P3"><text:span text:style-name="T7">Note HIP use without IKE?</text:span></text:p>
                  </text:list-item>
                </text:list>
              </text:list-item>
              <text:list-item>
                <text:p text:style-name="P3"><text:span text:style-name="T7">Minimal IPsec </text:span><text:span text:style-name="T7"><text:a xlink:href="https://www.rfc-editor.org/rfc/rfc9333.html" xlink:type="simple">RFC 9333</text:a></text:span></text:p>
              </text:list-item>
              <text:list-item>
                <text:p text:style-name="P3"><text:span text:style-name="T7">Are there more use cases that should be covered?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Software support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Linux initial commit 2006</text:p>
                <text:list>
                  <text:list-item>
                    <text:p>Linux kernel sees several related fixes </text:p>
                  </text:list-item>
                </text:list>
              </text:list-item>
              <text:list-item>
                <text:p text:style-name="P4">strongSwan supports using private IKE Notify</text:p>
              </text:list-item>
              <text:list-item>
                <text:p text:style-name="P4">iproute2 command line tool to setup SA </text:p>
                <text:list>
                  <text:list-item>
                    <text:p>(ip xfrm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Next steps<text:tab/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pdate ID with RFC 7402 focusing on IKEv2</text:p>
                <text:list>
                  <text:list-item>
                    <text:p>Mobile IP use cases : <text:s/>keep or remove?</text:p>
                  </text:list-item>
                  <text:list-item>
                    <text:p>NAT Use cases <text:s/>: keep or remove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Questions?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8">Are there any other use cases of BEET mode?</text:span></text:p>
              </text:list-item>
              <text:list-item>
                <text:p><text:span text:style-name="T8">Any other BEET mode issue to address at IETF?</text:span></text:p>
                <text:p><text:span text:style-name="T8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6" draw:text-style-name="P3" draw:layer="layout" svg:width="25.199cm" svg:height="3.473cm" svg:x="1.4cm" svg:y="0.206cm" presentation:class="title" presentation:user-transformed="true">
          <draw:text-box>
            <text:p>BEET Pseudo-Header(PH) <text:line-break/>esp→nextheader =94?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Only used for IPv4 with Options or fragments.</text:p>
                <text:p/>
              </text:list-item>
              <text:list-item>
                <text:p>Linux Heders: <text:a xlink:href="https://git.kernel.org/pub/scm/linux/kernel/git/torvalds/linux.git/tree/include/uapi/linux/in.h#n64" xlink:type="simple">include/uapi/linux/in.h</text:a></text:p>
              </text:list-item>
            </text:list>
            <text:p><text:span text:style-name="T9">IPPROTO_BEETPH = </text:span><text:span text:style-name="T10">94 <text:s/></text:span><text:span text:style-name="T9">/* IP option pseudo header for BEET */</text:span></text:p>
            <text:p><text:span text:style-name="T9">IPPROTO_IPIP = 4 /* IPIP tunnels (older KA9Q tunnels use 94). <text:s/>*/</text:span></text:p>
            <text:list text:continue-numbering="true" text:style-name="L2">
              <text:list-item>
                <text:p><text:a xlink:href="https://www.iana.org/assignments/protocol-numbers/protocol-numbers.xml" xlink:type="simple">IANA Protocol Numbers</text:a></text:p>
              </text:list-item>
            </text:list>
            <text:p><text:span text:style-name="T11">94</text:span><text:span text:style-name="T12"> IPIP</text:span><text:span text:style-name="T12"><text:tab/></text:span><text:span text:style-name="T12">IP-within-IP Encapsulation Protocol</text:span></text:p>
            <text:p><text:span text:style-name="T12">4</text:span><text:span text:style-name="T12"><text:tab/></text:span><text:span text:style-name="T12">IPv4</text:span><text:span text:style-name="T12"><text:tab/></text:span><text:span text:style-name="T12">IPv4 encapsulation</text:span><text:span text:style-name="T12"><text:tab/></text:span><text:span text:style-name="T12"><text:tab/></text:span><text:span text:style-name="T12">[RFC2003]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Backup : transport mode fragments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p>RFC 4301 Section 4.1</text:p>
            <text:p>“Note: AH and ESP cannot be applied using transport mode</text:p>
            <text:p>to IPv4 packets that are fragments. <text:s/>Only tunnel mode can be employed in such cases. <text:s/>For IPv6, it would be feasible to carry a plaintext fragment on a transport mode SA; however, for simplicity, this restriction also applies to IPv6 packets.”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Backup : IANA : 94</text:p>
          </draw:text-box>
        </draw:frame>
        <draw:frame presentation:style-name="pr4" draw:text-style-name="P11" draw:layer="layout" svg:width="25.199cm" svg:height="9.134cm" svg:x="1.4cm" svg:y="3.685cm" presentation:class="outline" presentation:user-transformed="true">
          <draw:text-box>
            <text:p text:style-name="P9"><text:span text:style-name="T13">https://www.iana.org/assignments/protocol-numbers/protocol- numbers.xhtml</text:span></text:p>
            <text:p text:style-name="P9"><text:span text:style-name="T13"/></text:p>
            <text:p text:style-name="P9"><text:span text:style-name="T13">Decimal, Keyword,Protocol,IPv6 Extension Header, Reference </text:span></text:p>
            <text:p text:style-name="P9"><text:span text:style-name="T13">94, IPIP,IP-within-IP Encapsulation Protocol, “[John_Ioannidis]” 4,IPv4 IPv4 encapsulation, [RFC2003],</text:span></text:p>
            <text:p text:style-name="P10"><text:span text:style-name="T13"/></text:p>
            <text:p text:style-name="P10"><text:span text:style-name="T13">[John_Ioannidis] John Ioannidis mailto:ji&amp;tla.org 2015-01-06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Helvetica" svg:font-family="Helvetica" style:font-family-generic="swiss"/>
    <style:font-face style:name="Helvetica1" svg:font-family="Helvetica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44pt" style:font-size-asian="44pt" style:font-size-complex="4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2.629cm" svg:x="1.4cm" svg:y="0.628cm" presentation:class="title">
        <draw:text-box>
          <text:p><text:span text:style-name="MT2">Click to edit the title text format</text:span>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/></text:p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11</text:page-count></text:span></text:p>
        </draw:text-box>
      </draw:frame>
      <draw:frame draw:style-name="Mgr3" draw:text-style-name="MP8" draw:layer="backgroundobjects" svg:width="2.468cm" svg:height="0.422cm" svg:x="1.432cm" svg:y="14.5cm">
        <draw:image xlink:href="Pictures/10000001000000690000001263A08E5A510D3D1E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3-09-10T12:58:57.968297097</meta:creation-date>
    <dc:date>2023-11-09T07:39:59.595637358</dc:date>
    <meta:editing-duration>PT6H36M54S</meta:editing-duration>
    <meta:editing-cycles>30</meta:editing-cycles>
    <meta:generator>LibreOffice/7.3.5.2$MacOSX_AARCH64 LibreOffice_project/184fe81b8c8c30d8b5082578aee2fed2ea847c01</meta:generator>
    <meta:document-statistic meta:object-count="65"/>
  </office:meta>
</office:document-meta>
</file>